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06173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3" text:outline-level="3">Key Responsive Adjustments: <text:span text:style-name="T1">For Responsiveness</text:span></text:h>
      <text:list text:style-name="L1">
        <text:list-item>
          <text:p text:style-name="P2"><text:span text:style-name="Strong_20_Emphasis">Header and Navbar</text:span>: Adjusted the flexbox layout to stack elements vertically on smaller screens.</text:p>
        </text:list-item>
        <text:list-item>
          <text:p text:style-name="P2"><text:span text:style-name="Strong_20_Emphasis">Main Section and Videos</text:span>: The <text:span text:style-name="Source_20_Text">main</text:span> and <text:span text:style-name="Source_20_Text">.videos</text:span> sections switch from a row to a column layout on smaller screens.</text:p>
        </text:list-item>
        <text:list-item>
          <text:p text:style-name="P2"><text:span text:style-name="Strong_20_Emphasis">Font Sizes</text:span>: Reduced font sizes on smaller screens to enhance readability and prevent overflow.</text:p>
        </text:list-item>
        <text:list-item>
          <text:p text:style-name="P2"><text:span text:style-name="Strong_20_Emphasis">Padding and Margins</text:span>: Adjusted padding and margins for smaller screens to ensure proper spacing without overcrowding.</text:p>
        </text:list-item>
        <text:list-item>
          <text:p text:style-name="P1"><text:span text:style-name="Strong_20_Emphasis">Flexbox Wrap</text:span>: Ensured that the flex containers wrap content appropriately based on screen siz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2T00:56:41.955000000</meta:creation-date>
    <dc:date>2024-08-12T00:57:40.628000000</dc:date>
    <meta:editing-duration>PT59S</meta:editing-duration>
    <meta:editing-cycles>1</meta:editing-cycles>
    <meta:document-statistic meta:table-count="0" meta:image-count="0" meta:object-count="0" meta:page-count="1" meta:paragraph-count="6" meta:word-count="88" meta:character-count="567" meta:non-whitespace-character-count="490"/>
    <meta:generator>LibreOffice/24.2.3.2$Windows_X86_64 LibreOffice_project/433d9c2ded56988e8a90e6b2e771ee4e6a5ab2ba</meta:generator>
  </office:meta>
</office:document-meta>
</file>